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Recommandations pour améliorer l'expérience utilisateur (UX) du site IKEA</text:span></text:h>
      <text:h text:style-name="Heading_20_3" text:outline-level="3"><text:span text:style-name="Strong_20_Emphasis">1. Simplifier le menu de navigation</text:span></text:h>
      <text:p text:style-name="Text_20_body"><text:span text:style-name="Strong_20_Emphasis">Critère heuristique : Cohérence et standards</text:span></text:p>
      <text:list xml:id="list1378681368" text:style-name="L1">
        <text:list-item>
          <text:p text:style-name="P2">Regrouper les options similaires en sous-menus pour réduire la surcharge cognitive.</text:p>
        </text:list-item>
        <text:list-item>
          <text:p text:style-name="P2">Ajouter des icônes pour représenter visuellement les catégories principales.</text:p>
        </text:list-item>
        <text:list-item>
          <text:p text:style-name="P1">Optimiser la version mobile pour un accès rapide aux catégories les plus consultées.</text:p>
        </text:list-item>
      </text:list>
      <text:p text:style-name="Text_20_body"><text:span text:style-name="Strong_20_Emphasis">Impact attendu :</text:span> Une navigation plus fluide, en particulier pour les nouveaux utilisateurs ou ceux utilisant des appareils mobiles.</text:p>
      <text:p text:style-name="Horizontal_20_Line"/>
      <text:h text:style-name="Heading_20_3" text:outline-level="3"><text:span text:style-name="Strong_20_Emphasis">2. Améliorer le feedback utilisateur</text:span></text:h>
      <text:p text:style-name="Text_20_body"><text:span text:style-name="Strong_20_Emphasis">Critère heuristique : Visibilité de l'état du système</text:span></text:p>
      <text:list xml:id="list2896756437" text:style-name="L2">
        <text:list-item>
          <text:p text:style-name="P4">Renforcer la visibilité du feedback lors de l’ajout d’un produit au panier (utiliser des animations ou des couleurs vives).</text:p>
        </text:list-item>
        <text:list-item>
          <text:p text:style-name="P3">Ajouter une notification persistante indiquant le nombre d’articles dans le panier.</text:p>
        </text:list-item>
      </text:list>
      <text:p text:style-name="Text_20_body"><text:span text:style-name="Strong_20_Emphasis">Impact attendu :</text:span> Réduction de la confusion et meilleure clarté des actions effectuées.</text:p>
      <text:p text:style-name="Horizontal_20_Line"/>
      <text:h text:style-name="Heading_20_3" text:outline-level="3"><text:span text:style-name="Strong_20_Emphasis">3. Optimiser les temps de chargement</text:span></text:h>
      <text:p text:style-name="Text_20_body"><text:span text:style-name="Strong_20_Emphasis">Critère heuristique : Efficacité et performance</text:span></text:p>
      <text:list xml:id="list2845193976" text:style-name="L3">
        <text:list-item>
          <text:p text:style-name="P6">Compresser les images et activer le chargement différé pour les ressources non critiques.</text:p>
        </text:list-item>
        <text:list-item>
          <text:p text:style-name="P5">Mettre en cache les pages fréquemment visitées pour un meilleur temps de réponse.</text:p>
        </text:list-item>
      </text:list>
      <text:p text:style-name="Text_20_body"><text:span text:style-name="Strong_20_Emphasis">Impact attendu :</text:span> Une expérience utilisateur plus fluide, en particulier sur mobile et dans les zones à faible débit Internet.</text:p>
      <text:p text:style-name="Horizontal_20_Line"/>
      <text:h text:style-name="Heading_20_3" text:outline-level="3"><text:span text:style-name="Strong_20_Emphasis">4. Renforcer l'accessibilité</text:span></text:h>
      <text:p text:style-name="Text_20_body"><text:span text:style-name="Strong_20_Emphasis">Critère heuristique : Convivialité et inclusivité</text:span></text:p>
      <text:list xml:id="list2332582182" text:style-name="L4">
        <text:list-item>
          <text:p text:style-name="P8">Améliorer le contraste des couleurs sur les textes pour répondre aux normes WCAG 2.1 (AA).</text:p>
        </text:list-item>
        <text:list-item>
          <text:p text:style-name="P8">Ajouter des descriptions alternatives aux images pour les utilisateurs malvoyants.</text:p>
        </text:list-item>
        <text:list-item>
          <text:p text:style-name="P7">Permettre une navigation complète au clavier et via des lecteurs d’écran.</text:p>
        </text:list-item>
      </text:list>
      <text:p text:style-name="Text_20_body"><text:span text:style-name="Strong_20_Emphasis">Impact attendu :</text:span> Une meilleure accessibilité pour les personnes en situation de handicap, augmentant l'inclusivité du site.</text:p>
      <text:p text:style-name="Horizontal_20_Line"/>
      <text:h text:style-name="Heading_20_3" text:outline-level="3"><text:soft-page-break/><text:span text:style-name="Strong_20_Emphasis">5. Simplifier le processus de paiement</text:span></text:h>
      <text:p text:style-name="Text_20_body"><text:span text:style-name="Strong_20_Emphasis">Critère heuristique : Prévention des erreurs</text:span></text:p>
      <text:list xml:id="list3866395443" text:style-name="L5">
        <text:list-item>
          <text:p text:style-name="P10">Réduire le nombre d'étapes à trois maximum : identification, paiement, confirmation.</text:p>
        </text:list-item>
        <text:list-item>
          <text:p text:style-name="P9">Ajouter une option de paiement en tant qu'invité pour les utilisateurs non enregistré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3:53:05.324603151</meta:creation-date>
    <dc:date>2024-12-16T13:54:32.573101955</dc:date>
    <meta:editing-duration>PT1M27S</meta:editing-duration>
    <meta:editing-cycles>1</meta:editing-cycles>
    <meta:document-statistic meta:table-count="0" meta:image-count="0" meta:object-count="0" meta:page-count="2" meta:paragraph-count="27" meta:word-count="297" meta:character-count="1995" meta:non-whitespace-character-count="1737"/>
    <meta:generator>LibreOffice/7.3.7.2$Linux_X86_64 LibreOffice_project/30$Build-2</meta:generator>
  </office:meta>
</office:document-meta>
</file>